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officeooo:rsid="0001e8db" officeooo:paragraph-rsid="0001e8db" style:font-size-asian="14pt" style:font-weight-asian="bold" style:font-size-complex="14pt" style:font-weight-complex="bold"/>
    </style:style>
    <style:style style:name="P2" style:family="paragraph" style:parent-style-name="Standard">
      <style:text-properties style:font-name="Arial" fo:font-size="14pt" fo:font-weight="bold" officeooo:rsid="0001e8db" officeooo:paragraph-rsid="0007bf45" style:font-size-asian="14pt" style:font-weight-asian="bold" style:font-size-complex="14pt" style:font-weight-complex="bold"/>
    </style:style>
    <style:style style:name="P3" style:family="paragraph" style:parent-style-name="Standard">
      <style:text-properties style:font-name="Arial" officeooo:rsid="00054085" officeooo:paragraph-rsid="00054085"/>
    </style:style>
    <style:style style:name="P4" style:family="paragraph" style:parent-style-name="Standard">
      <style:text-properties style:font-name="Arial" officeooo:rsid="00054085" officeooo:paragraph-rsid="0005f852"/>
    </style:style>
    <style:style style:name="P5" style:family="paragraph" style:parent-style-name="Standard">
      <style:text-properties style:font-name="Arial" officeooo:rsid="00054085" officeooo:paragraph-rsid="0007bf45"/>
    </style:style>
    <style:style style:name="P6" style:family="paragraph" style:parent-style-name="Standard">
      <style:text-properties style:font-name="Arial" officeooo:rsid="0001e8db" officeooo:paragraph-rsid="0005f852"/>
    </style:style>
    <style:style style:name="P7" style:family="paragraph" style:parent-style-name="Standard">
      <style:text-properties style:font-name="Arial" officeooo:rsid="0001e8db" officeooo:paragraph-rsid="0007bf45"/>
    </style:style>
    <style:style style:name="P8" style:family="paragraph" style:parent-style-name="Standard">
      <style:text-properties style:font-name="Arial" officeooo:rsid="0005f852" officeooo:paragraph-rsid="0005f852"/>
    </style:style>
    <style:style style:name="P9" style:family="paragraph" style:parent-style-name="Standard">
      <style:text-properties style:font-name="Arial" officeooo:rsid="0007bf45" officeooo:paragraph-rsid="0007bf45"/>
    </style:style>
    <style:style style:name="P10" style:family="paragraph" style:parent-style-name="Standard">
      <style:text-properties style:font-name="Arial" officeooo:rsid="00054085" officeooo:paragraph-rsid="00054085"/>
    </style:style>
    <style:style style:name="P11" style:family="paragraph" style:parent-style-name="Standard">
      <style:text-properties style:font-name="Arial" officeooo:rsid="0009c4c5" officeooo:paragraph-rsid="0009c4c5"/>
    </style:style>
    <style:style style:name="P12" style:family="paragraph" style:parent-style-name="Standard">
      <style:text-properties style:font-name="Arial" officeooo:rsid="000a2a00" officeooo:paragraph-rsid="000a2a00"/>
    </style:style>
    <style:style style:name="T1" style:family="text">
      <style:text-properties officeooo:rsid="0005f852"/>
    </style:style>
    <style:style style:name="T2" style:family="text">
      <style:text-properties fo:font-weight="bold" style:font-weight-asian="bold" style:font-weight-complex="bold"/>
    </style:style>
    <style:style style:name="T3" style:family="text">
      <style:text-properties fo:font-weight="bold" officeooo:rsid="0007bf45" style:font-weight-asian="bold" style:font-weight-complex="bold"/>
    </style:style>
    <style:style style:name="T4" style:family="text">
      <style:text-properties officeooo:rsid="00086825"/>
    </style:style>
    <style:style style:name="T5" style:family="text">
      <style:text-properties officeooo:rsid="0008e7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jinn <text:span text:style-name="T4">thoughts</text:span> <text:span text:style-name="T1">18 </text:span>Ju<text:span text:style-name="T1">ly</text:span> 2020</text:p>
      <text:p text:style-name="P1"/>
      <text:p text:style-name="P8">The major challenges:</text:p>
      <text:p text:style-name="P8"/>
      <text:p text:style-name="P8"><text:span text:style-name="T3">Pay request, l</text:span><text:span text:style-name="T2">etter</text:span><text:span text:style-name="T3">s</text:span><text:span text:style-name="T2"> and email</text:span><text:span text:style-name="T3">s</text:span></text:p>
      <text:p text:style-name="P3"/>
      <text:p text:style-name="P9"><text:span text:style-name="T4">A</text:span> <text:span text:style-name="T4">significant </text:span>challenge for a browser based app is to find a way for the user to edit a single payrequest, letter or email <text:span text:style-name="T4">locally </text:span>and then store a copy of that edited document on the server</text:p>
      <text:p text:style-name="P9"/>
      <text:p text:style-name="P9">It will be a <text:span text:style-name="T4">big</text:span> improvement over my current Jinn if we c<text:span text:style-name="T4">an</text:span> implement an email server which will store all outgoing and incoming emails on the main server and allow the user (for example) to easily display the email thread for rentcode ZVEC1</text:p>
      <text:p text:style-name="P9"/>
      <text:p text:style-name="P9">I may be wrong, but I think/hope that the pay request <text:span text:style-name="T5">code and other code can</text:span> be greatly simplified. I am <text:span text:style-name="T5">having a look at</text:span> defining widely used rent objects <text:span text:style-name="T5">as MySql functions, so that I might get all of them in one call to the database, rather than them being called in dozens of different places and passed all over the code in different dicts when needed.</text:span></text:p>
      <text:p text:style-name="P3"/>
      <text:p text:style-name="P5"><text:span text:style-name="T2">Income posting</text:span> </text:p>
      <text:p text:style-name="P7"/>
      <text:p text:style-name="P5"><text:span text:style-name="T1">Coming along, but </text:span>needs lots <text:span text:style-name="T1">more</text:span> work <text:span text:style-name="T1">to</text:span> <text:span text:style-name="T1">handle correctly the more challenging types of posting, including additional charges added during posting, unallocated rent, </text:span>group posting, reduced rent <text:span text:style-name="T1">payments, etc.</text:span></text:p>
      <text:p text:style-name="P5"/>
      <text:p text:style-name="P8">More modest work still to do:</text:p>
      <text:p text:style-name="P3"/>
      <text:p text:style-name="P6">Adding a charge for a rentcode can take place from 2 places – charges and rents – fix</text:p>
      <text:p text:style-name="P4"/>
      <text:p text:style-name="P3">Head rent <text:span text:style-name="T1">module </text:span>needs <text:span text:style-name="T1">lots </text:span>more work, including individual HRCode payments and create remittance advice</text:p>
      <text:p text:style-name="P3"/>
      <text:p text:style-name="P11">next_date function needs to deal properly with F2 and F4 odd date steps</text:p>
      <text:p text:style-name="P3"/>
      <text:p text:style-name="P12">Get RECSTA working</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7-19T16:29:42.156000000</dc:date>
    <meta:editing-duration>PT2H24M43S</meta:editing-duration>
    <meta:editing-cycles>8</meta:editing-cycles>
    <meta:document-statistic meta:table-count="0" meta:image-count="0" meta:object-count="0" meta:page-count="1" meta:paragraph-count="13" meta:word-count="247" meta:character-count="1399" meta:non-whitespace-character-count="1162"/>
  </office:meta>
</office:document-meta>
</file>